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c13" officeooo:paragraph-rsid="00025c13"/>
    </style:style>
    <style:style style:name="P2" style:family="paragraph" style:parent-style-name="Standard">
      <style:text-properties fo:font-size="16pt" fo:font-weight="bold" officeooo:rsid="00025c13" officeooo:paragraph-rsid="00025c13" style:font-size-asian="16pt" style:font-weight-asian="bold" style:font-size-complex="16pt" style:font-weight-complex="bold"/>
    </style:style>
    <style:style style:name="P3" style:family="paragraph" style:parent-style-name="Heading_20_2">
      <style:text-properties officeooo:rsid="00025c13" officeooo:paragraph-rsid="00025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eur de particules fines</text:p>
      <text:p text:style-name="P1"/>
      <text:h text:style-name="P3" text:outline-level="2"><text:bookmark text:name="Étape_3_-_Câblage_!"/>Étape 3 - Câblage !</text:h>
      <text:p text:style-name="Text_20_body">Maintenant votre boitier en deux parties prêt, vous allez pouvoir passer au fixation des composants et au câblage de l'ensemble. On fera cela en 3 temps : </text:p>
      <text:p text:style-name="Text_20_body"><text:line-break/>1 - Fixer l’Arduino et le capteur de particules (SDS011) au fond du boitier. Pour que ceux-ci ne bougent plus, munissez-vous de 7 paires boulons-écrous (diam. 2,5mm) et visez-les dans les 7 trous correspondants. </text:p>
      <text:p text:style-name="Text_20_body"><text:line-break/>2 - Ensuite prenez câbles et jumpers pour réaliser les câblage comme suit : </text:p>
      <text:p text:style-name="Text_20_body">Arduino - pin 6 &gt; RX (SDS011) </text:p>
      <text:p text:style-name="Text_20_body">Arduino - pin 7 &gt; TX (SDS011) </text:p>
      <text:p text:style-name="Text_20_body">Arduino - pin 8 &gt; CLK (TM1637 n°1) </text:p>
      <text:p text:style-name="Text_20_body">Arduino - pin 9 &gt; DIO (TM1637 n°1) </text:p>
      <text:p text:style-name="Text_20_body">Arduino - pin 10 &gt; CLK (TM1637 n°2) </text:p>
      <text:p text:style-name="Text_20_body">Arduino - pin 11 &gt; DIO (TM1637 n°2) </text:p>
      <text:p text:style-name="Text_20_body">Arduino - pin 13 &gt;Piezo </text:p>
      <text:p text:style-name="Text_20_body">Arduino - 5v &gt; 5v/Vcc (SDS011, TM1637 n°1 et TM1637 n°2) </text:p>
      <text:p text:style-name="Text_20_body">Arduino - GND &gt; GND (SDS011, Piezo, TM1637 n°1 et TM1637 n°2) </text:p>
      <text:p text:style-name="Text_20_body"><text:line-break/>3 - Attention, la Arduino n'aura pas assez de pin 5v ni GND pour alimenter vos composants, nous vous conseillons donc de fabriquer des jumpers "1 entrée &gt; 4 sorties" afin d'alimenter proprement votre circuit sans recourir à une breadboard. 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20-06-09T14:57:47.604904542</meta:creation-date>
    <dc:date>2020-06-09T14:59:08.498749585</dc:date>
    <dc:creator>papy56 </dc:creator>
    <meta:editing-duration>P0D</meta:editing-duration>
    <meta:editing-cycles>1</meta:editing-cycles>
    <meta:document-statistic meta:table-count="0" meta:image-count="0" meta:object-count="0" meta:page-count="1" meta:paragraph-count="15" meta:word-count="198" meta:character-count="1077" meta:non-whitespace-character-count="878"/>
    <meta:generator>LibreOffice/4.2.8.2$Linux_X86_64 LibreOffice_project/420m0$Build-2</meta:generator>
  </office:meta>
</office:document-meta>
</file>